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1.26mm"/>
    </style:style>
    <style:style style:name="co2" style:family="table-column">
      <style:table-column-properties fo:break-before="auto" style:column-width="13.83mm"/>
    </style:style>
    <style:style style:name="co3" style:family="table-column">
      <style:table-column-properties fo:break-before="auto" style:column-width="11.47mm"/>
    </style:style>
    <style:style style:name="co4" style:family="table-column">
      <style:table-column-properties fo:break-before="auto" style:column-width="32.98mm"/>
    </style:style>
    <style:style style:name="co5" style:family="table-column">
      <style:table-column-properties fo:break-before="auto" style:column-width="12.84mm"/>
    </style:style>
    <style:style style:name="co6" style:family="table-column">
      <style:table-column-properties fo:break-before="auto" style:column-width="36.27mm"/>
    </style:style>
    <style:style style:name="co7" style:family="table-column">
      <style:table-column-properties fo:break-before="auto" style:column-width="10.67mm"/>
    </style:style>
    <style:style style:name="co8" style:family="table-column">
      <style:table-column-properties fo:break-before="auto" style:column-width="39.41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20.04mm"/>
    </style:style>
    <style:style style:name="co11" style:family="table-column">
      <style:table-column-properties fo:break-before="auto" style:column-width="16.32mm"/>
    </style:style>
    <style:style style:name="co12" style:family="table-column">
      <style:table-column-properties fo:break-before="auto" style:column-width="25.59mm"/>
    </style:style>
    <style:style style:name="co13" style:family="table-column">
      <style:table-column-properties fo:break-before="auto" style:column-width="18.96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40.2mm"/>
    </style:style>
    <style:style style:name="co16" style:family="table-column">
      <style:table-column-properties fo:break-before="auto" style:column-width="35.15mm"/>
    </style:style>
    <style:style style:name="co17" style:family="table-column">
      <style:table-column-properties fo:break-before="auto" style:column-width="13.74mm"/>
    </style:style>
    <style:style style:name="co18" style:family="table-column">
      <style:table-column-properties fo:break-before="auto" style:column-width="10.74mm"/>
    </style:style>
    <style:style style:name="co19" style:family="table-column">
      <style:table-column-properties fo:break-before="auto" style:column-width="37.54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27.96mm"/>
    </style:style>
    <style:style style:name="co22" style:family="table-column">
      <style:table-column-properties fo:break-before="auto" style:column-width="16.33mm"/>
    </style:style>
    <style:style style:name="co23" style:family="table-column">
      <style:table-column-properties fo:break-before="auto" style:column-width="50.2mm"/>
    </style:style>
    <style:style style:name="co24" style:family="table-column">
      <style:table-column-properties fo:break-before="auto" style:column-width="17.46mm"/>
    </style:style>
    <style:style style:name="co25" style:family="table-column">
      <style:table-column-properties fo:break-before="auto" style:column-width="17.8mm"/>
    </style:style>
    <style:style style:name="co26" style:family="table-column">
      <style:table-column-properties fo:break-before="auto" style:column-width="14.59mm"/>
    </style:style>
    <style:style style:name="co27" style:family="table-column">
      <style:table-column-properties fo:break-before="auto" style:column-width="7.28mm"/>
    </style:style>
    <style:style style:name="co28" style:family="table-column">
      <style:table-column-properties fo:break-before="auto" style:column-width="80.5mm"/>
    </style:style>
    <style:style style:name="ro1" style:family="table-row">
      <style:table-row-properties style:row-height="8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52mm" fo:break-before="auto" style:use-optimal-row-height="true"/>
    </style:style>
    <style:style style:name="ro4" style:family="table-row">
      <style:table-row-properties style:row-height="12.22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/>
    </style:style>
    <style:style style:name="ce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6])))" style:apply-style-name="HintergrundGruen" style:base-cell-address="Panzerung.A6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7])))" style:apply-style-name="HintergrundGruen" style:base-cell-address="Panzerung.A7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8])))" style:apply-style-name="HintergrundGruen" style:base-cell-address="Panzerung.A8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9])))" style:apply-style-name="HintergrundGruen" style:base-cell-address="Panzerung.A9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12])))" style:apply-style-name="HintergrundGruen" style:base-cell-address="Panzerung.A12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11])))" style:apply-style-name="HintergrundGruen" style:base-cell-address="Panzerung.A11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10])))" style:apply-style-name="HintergrundGruen" style:base-cell-address="Panzerung.A1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16])))" style:apply-style-name="HintergrundGruen" style:base-cell-address="Panzerung.A16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15])))" style:apply-style-name="HintergrundGruen" style:base-cell-address="Panzerung.A15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14])))" style:apply-style-name="HintergrundGruen" style:base-cell-address="Panzerung.A14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13])))" style:apply-style-name="HintergrundGruen" style:base-cell-address="Panzerung.A13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19])))" style:apply-style-name="HintergrundGruen" style:base-cell-address="Panzerung.A19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18])))" style:apply-style-name="HintergrundGruen" style:base-cell-address="Panzerung.A18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17])))" style:apply-style-name="HintergrundGruen" style:base-cell-address="Panzerung.A17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22])))" style:apply-style-name="HintergrundGruen" style:base-cell-address="Panzerung.A22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21])))" style:apply-style-name="HintergrundGruen" style:base-cell-address="Panzerung.A21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20])))" style:apply-style-name="HintergrundGruen" style:base-cell-address="Panzerung.A20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24])))" style:apply-style-name="HintergrundGruen" style:base-cell-address="Panzerung.A24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O23])))" style:apply-style-name="HintergrundGruen" style:base-cell-address="Panzerung.A23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O24])))" style:apply-style-name="HintergrundGruen" style:base-cell-address="Panzerung.A24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29])))" style:apply-style-name="HintergrundGruen" style:base-cell-address="Panzerung.A29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30])))" style:apply-style-name="HintergrundGruen" style:base-cell-address="Panzerung.A30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31])))" style:apply-style-name="HintergrundGruen" style:base-cell-address="Panzerung.A31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32])))" style:apply-style-name="HintergrundGruen" style:base-cell-address="Panzerung.A32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33])))" style:apply-style-name="HintergrundGruen" style:base-cell-address="Panzerung.A33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34])))" style:apply-style-name="HintergrundGruen" style:base-cell-address="Panzerung.A34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35])))" style:apply-style-name="HintergrundGruen" style:base-cell-address="Panzerung.A35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36])))" style:apply-style-name="HintergrundGruen" style:base-cell-address="Panzerung.A36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37])))" style:apply-style-name="HintergrundGruen" style:base-cell-address="Panzerung.A37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38])))" style:apply-style-name="HintergrundGruen" style:base-cell-address="Panzerung.A38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39])))" style:apply-style-name="HintergrundGruen" style:base-cell-address="Panzerung.A39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40])))" style:apply-style-name="HintergrundGruen" style:base-cell-address="Panzerung.A40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41])))" style:apply-style-name="HintergrundGruen" style:base-cell-address="Panzerung.A41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42])))" style:apply-style-name="HintergrundGruen" style:base-cell-address="Panzerung.A42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43])))" style:apply-style-name="HintergrundGruen" style:base-cell-address="Panzerung.A43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44])))" style:apply-style-name="HintergrundGruen" style:base-cell-address="Panzerung.A44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O45])))" style:apply-style-name="HintergrundGruen" style:base-cell-address="Panzerung.A45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O46])))" style:apply-style-name="HintergrundGruen" style:base-cell-address="Panzerung.A46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O47])))" style:apply-style-name="HintergrundGruen" style:base-cell-address="Panzerung.A47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6])))" style:apply-style-name="HintergrundGruen" style:base-cell-address="Panzerung.E6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7])))" style:apply-style-name="HintergrundGruen" style:base-cell-address="Panzerung.E7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8])))" style:apply-style-name="HintergrundGruen" style:base-cell-address="Panzerung.E8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9])))" style:apply-style-name="HintergrundGruen" style:base-cell-address="Panzerung.E9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10])))" style:apply-style-name="HintergrundGruen" style:base-cell-address="Panzerung.E10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12])))" style:apply-style-name="HintergrundGruen" style:base-cell-address="Panzerung.E12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13])))" style:apply-style-name="HintergrundGruen" style:base-cell-address="Panzerung.E13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11])))" style:apply-style-name="HintergrundGruen" style:base-cell-address="Panzerung.E11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15])))" style:apply-style-name="HintergrundGruen" style:base-cell-address="Panzerung.E15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14])))" style:apply-style-name="HintergrundGruen" style:base-cell-address="Panzerung.E14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18])))" style:apply-style-name="HintergrundGruen" style:base-cell-address="Panzerung.E18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S16])))" style:apply-style-name="HintergrundGruen" style:base-cell-address="Panzerung.E16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17])))" style:apply-style-name="HintergrundGruen" style:base-cell-address="Panzerung.E17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21])))" style:apply-style-name="HintergrundGruen" style:base-cell-address="Panzerung.E21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19])))" style:apply-style-name="HintergrundGruen" style:base-cell-address="Panzerung.E19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20])))" style:apply-style-name="HintergrundGruen" style:base-cell-address="Panzerung.E20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22])))" style:apply-style-name="HintergrundGruen" style:base-cell-address="Panzerung.E22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24])))" style:apply-style-name="HintergrundGruen" style:base-cell-address="Panzerung.E24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S23])))" style:apply-style-name="HintergrundGruen" style:base-cell-address="Panzerung.E23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S25])))" style:apply-style-name="HintergrundGruen" style:base-cell-address="Panzerung.E25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26])))" style:apply-style-name="HintergrundGruen" style:base-cell-address="Panzerung.E26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S27])))" style:apply-style-name="HintergrundGruen" style:base-cell-address="Panzerung.E27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S27])))" style:apply-style-name="HintergrundGruen" style:base-cell-address="Panzerung.E27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32])))" style:apply-style-name="HintergrundGruen" style:base-cell-address="Panzerung.E32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33])))" style:apply-style-name="HintergrundGruen" style:base-cell-address="Panzerung.E33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34])))" style:apply-style-name="HintergrundGruen" style:base-cell-address="Panzerung.E34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35])))" style:apply-style-name="HintergrundGruen" style:base-cell-address="Panzerung.E35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36])))" style:apply-style-name="HintergrundGruen" style:base-cell-address="Panzerung.E36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37])))" style:apply-style-name="HintergrundGruen" style:base-cell-address="Panzerung.E37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38])))" style:apply-style-name="HintergrundGruen" style:base-cell-address="Panzerung.E38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39])))" style:apply-style-name="HintergrundGruen" style:base-cell-address="Panzerung.E39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40])))" style:apply-style-name="HintergrundGruen" style:base-cell-address="Panzerung.E40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S41])))" style:apply-style-name="HintergrundGruen" style:base-cell-address="Panzerung.E41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42])))" style:apply-style-name="HintergrundGruen" style:base-cell-address="Panzerung.E42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43])))" style:apply-style-name="HintergrundGruen" style:base-cell-address="Panzerung.E43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44])))" style:apply-style-name="HintergrundGruen" style:base-cell-address="Panzerung.E44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45])))" style:apply-style-name="HintergrundGruen" style:base-cell-address="Panzerung.E45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46])))" style:apply-style-name="HintergrundGruen" style:base-cell-address="Panzerung.E46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47])))" style:apply-style-name="HintergrundGruen" style:base-cell-address="Panzerung.E47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S48])))" style:apply-style-name="HintergrundGruen" style:base-cell-address="Panzerung.E48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49])))" style:apply-style-name="HintergrundGruen" style:base-cell-address="Panzerung.E49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S50])))" style:apply-style-name="HintergrundGruen" style:base-cell-address="Panzerung.E50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  <style:map style:condition="is-true-formula(NOT(ISBLANK([.AS51])))" style:apply-style-name="HintergrundGruen" style:base-cell-address="Panzerung.E51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S52])))" style:apply-style-name="HintergrundGruen" style:base-cell-address="Panzerung.E52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S53])))" style:apply-style-name="HintergrundGruen" style:base-cell-address="Panzerung.E53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</office:automatic-styles>
  <office:body>
    <office:spreadsheet>
      <table:table table:name="Schiffswaffen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5" table:default-cell-style-name="ce8"/>
        <table:table-column table:style-name="co6" table:default-cell-style-name="ce8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schütz</text:p>
          </table:table-cell>
          <table:table-cell table:style-name="ce9" office:value-type="string" calcext:value-type="string" table:number-columns-spanned="2" table:number-rows-spanned="1">
            <text:p>Reichweite</text:p>
          </table:table-cell>
          <table:covered-table-cell table:style-name="ce1"/>
          <table:table-cell table:style-name="ce1" office:value-type="string" calcext:value-type="string">
            <text:p>Geschwindig-</text:p>
            <text:p>keit (m/s)</text:p>
          </table:table-cell>
          <table:table-cell table:style-name="ce1" office:value-type="string" calcext:value-type="string">
            <text:p>Effekt-</text:p>
            <text:p>radius</text:p>
          </table:table-cell>
          <table:table-cell table:style-name="ce1" office:value-type="string" calcext:value-type="string">
            <text:p>Streu-</text:p>
            <text:p>winkel</text:p>
          </table:table-cell>
          <table:table-cell table:style-name="ce1" office:value-type="string" calcext:value-type="string">
            <text:p>Waffenart</text:p>
          </table:table-cell>
          <table:table-cell table:number-columns-repeated="2"/>
          <table:table-cell table:style-name="ce1" office:value-type="string" calcext:value-type="string">
            <text:p>Jäger</text:p>
          </table:table-cell>
          <table:table-cell table:style-name="ce1" office:value-type="string" calcext:value-type="string">
            <text:p>Flugzeit</text:p>
            <text:p>(s)</text:p>
          </table:table-cell>
          <table:table-cell table:style-name="ce1" office:value-type="string" calcext:value-type="string">
            <text:p>Alarmstart</text:p>
            <text:p>(m)</text:p>
          </table:table-cell>
          <table:table-cell table:style-name="ce1" office:value-type="string" calcext:value-type="string">
            <text:p>Haltbar-</text:p>
            <text:p>keit</text:p>
          </table:table-cell>
          <table:table-cell table:style-name="ce1" office:value-type="string" calcext:value-type="string">
            <text:p>Geschwindig-</text:p>
            <text:p>keit (m/s)</text:p>
          </table:table-cell>
          <table:table-cell table:style-name="ce1" office:value-type="string" calcext:value-type="string">
            <text:p>Waffenart</text:p>
          </table:table-cell>
        </table:table-row>
        <table:table-row table:style-name="ro2">
          <table:table-cell table:style-name="ce2" office:value-type="string" calcext:value-type="string">
            <text:p>Burststrahl-E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number-columns-repeated="2"/>
          <table:table-cell table:style-name="ce2" office:value-type="string" calcext:value-type="string">
            <text:p>Jägerstaffel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Energie</text:p>
          </table:table-cell>
        </table:table-row>
        <table:table-row table:style-name="ro2">
          <table:table-cell table:style-name="ce3" office:value-type="string" calcext:value-type="string">
            <text:p>Störstrahl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table:number-columns-repeated="2"/>
          <table:table-cell table:style-name="ce3" office:value-type="string" calcext:value-type="string">
            <text:p>Energie</text:p>
          </table:table-cell>
          <table:table-cell table:number-columns-repeated="2"/>
          <table:table-cell table:style-name="ce5" office:value-type="string" calcext:value-type="string">
            <text:p>Abfangjägerstaffel-EV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9000" calcext:value-type="float">
            <text:p>900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string" calcext:value-type="string">
            <text:p>Projektil</text:p>
          </table:table-cell>
        </table:table-row>
        <table:table-row table:style-name="ro2">
          <table:table-cell table:style-name="ce3" office:value-type="string" calcext:value-type="string">
            <text:p>Pulsstrahl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0" calcext:value-type="float">
            <text:p>275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table:number-columns-repeated="2"/>
          <table:table-cell table:style-name="ce3" office:value-type="string" calcext:value-type="string">
            <text:p>Energie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Thermalstrahler-BP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000" calcext:value-type="float">
            <text:p>30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Aurora-Strahler-E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Polaronenstrahl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number-columns-repeated="2"/>
          <table:table-cell table:style-name="ce1" office:value-type="string" calcext:value-type="string">
            <text:p>Jäger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Echo-Strahler-BP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number-columns-repeated="2"/>
          <table:table-cell table:style-name="ce5" office:value-type="string" calcext:value-type="string">
            <text:p>Abfangjägerstaffel I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Streurake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750" calcext:value-type="float">
            <text:p>375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  <table:table-cell table:style-name="ce2" office:value-type="string" calcext:value-type="string">
            <text:p>Jägerstaffel I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HEX-Rake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250" calcext:value-type="float">
            <text:p>425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  <table:table-cell table:style-name="ce5" office:value-type="string" calcext:value-type="string">
            <text:p>Abfangjägerstaffel II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Hydrarakete-BP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  <table:table-cell table:style-name="ce2" office:value-type="string" calcext:value-type="string">
            <text:p>Jägerstaffel II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78" calcext:value-type="float">
            <text:p>78</text:p>
          </table:table-cell>
          <table:table-cell/>
          <table:table-cell table:style-name="ce8"/>
          <table:table-cell/>
        </table:table-row>
        <table:table-row table:style-name="ro2">
          <table:table-cell table:style-name="ce4" office:value-type="string" calcext:value-type="string">
            <text:p>Sico-Rakete-BP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4200" calcext:value-type="float">
            <text:p>4200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  <table:table-cell table:style-name="ce5" office:value-type="string" calcext:value-type="string">
            <text:p>Abfangjägerstaffel III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96" calcext:value-type="float">
            <text:p>96</text:p>
          </table:table-cell>
          <table:table-cell/>
          <table:table-cell table:style-name="ce8" table:number-columns-repeated="2"/>
        </table:table-row>
        <table:table-row table:style-name="ro2">
          <table:table-cell table:style-name="ce4" office:value-type="string" calcext:value-type="string">
            <text:p>Net-Torpedo-BP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4500" calcext:value-type="float">
            <text:p>4500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  <table:table-cell table:style-name="ce2" office:value-type="string" calcext:value-type="string">
            <text:p>Jägerstaffel III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110" calcext:value-type="float">
            <text:p>110</text:p>
          </table:table-cell>
          <table:table-cell/>
          <table:table-cell table:style-name="ce8" table:number-columns-repeated="2"/>
        </table:table-row>
        <table:table-row table:style-name="ro2">
          <table:table-cell table:style-name="ce4" office:value-type="string" calcext:value-type="string">
            <text:p>Plasmatorpedo</text:p>
          </table:table-cell>
          <table:table-cell table:style-name="ce4" office:value-type="float" office:value="2850" calcext:value-type="float">
            <text:p>2850</text:p>
          </table:table-cell>
          <table:table-cell table:style-name="ce4" office:value-type="float" office:value="4750" calcext:value-type="float">
            <text:p>4750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Explosiv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Schienengeschoss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AP-Geschütz-BP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750" calcext:value-type="float">
            <text:p>475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Wellengeschütz-BP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800" calcext:value-type="float">
            <text:p>4800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6" office:value-type="string" calcext:value-type="string">
            <text:p>Gaußgeschütz</text:p>
          </table:table-cell>
          <table:table-cell table:style-name="ce6" office:value-type="float" office:value="2250" calcext:value-type="float">
            <text:p>225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table:number-columns-repeated="2"/>
          <table:table-cell table:style-name="ce6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Gladiusgeschütz-BP</text:p>
          </table:table-cell>
          <table:table-cell table:style-name="ce5" office:value-type="float" office:value="2250" calcext:value-type="float">
            <text:p>2250</text:p>
          </table:table-cell>
          <table:table-cell table:style-name="ce5" office:value-type="float" office:value="4750" calcext:value-type="float">
            <text:p>475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Massegeschoss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Belagerungstreiber-EV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500" calcext:value-type="float">
            <text:p>5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7" table:number-columns-repeated="7"/>
          <table:table-cell table:number-columns-repeated="6"/>
          <table:table-cell table:style-name="ce8" table:number-columns-repeated="2"/>
        </table:table-row>
        <table:table-row table:style-name="ro2">
          <table:table-cell table:number-columns-repeated="13"/>
          <table:table-cell table:style-name="ce8" table:number-columns-repeated="2"/>
        </table:table-row>
        <table:table-row table:style-name="ro2"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number-columns-repeated="4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Schienenges. I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Streurakete 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Pulsstrahler I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Schienenges. II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Streurakete II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Pulsstrahler II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Streurakete III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Pulsstrahler III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Schienenges. III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10" office:value-type="string" calcext:value-type="string">
            <text:p>HEX-Rakete 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Störstrahler I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II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HEX-Rakete II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Echo-Strahler I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Schienenges. IV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Streurakete IV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Polaronenstr. I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I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Hydrarakete I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Pulsstrahler IV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Schienenges. V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HEX-Rakete III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Störstrahler II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III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Streurakete V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Polaronenstr. II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AP-Geschütz I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15" calcext:value-type="float">
            <text:p>15</text:p>
          </table:table-cell>
          <table:table-cell table:style-name="ce10" office:value-type="string" calcext:value-type="string">
            <text:p>Hydrarakete II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Aurora-Strahler I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II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5" calcext:value-type="float">
            <text:p>15</text:p>
          </table:table-cell>
          <table:table-cell table:style-name="ce10" office:value-type="string" calcext:value-type="string">
            <text:p>HEX-Rakete IV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Polaronenstr. III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Wellengeschütz I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17" calcext:value-type="float">
            <text:p>17</text:p>
          </table:table-cell>
          <table:table-cell table:style-name="ce10" office:value-type="string" calcext:value-type="string">
            <text:p>HEX-Rakete V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Echo-Strahler II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ladiusgeschütz I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8" calcext:value-type="float">
            <text:p>18</text:p>
          </table:table-cell>
          <table:table-cell table:style-name="ce10" office:value-type="string" calcext:value-type="string">
            <text:p>Sico-Rakete I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33" calcext:value-type="float">
            <text:p>33</text:p>
          </table:table-cell>
          <table:table-cell table:style-name="ce2" office:value-type="string" calcext:value-type="string">
            <text:p>Echo-Strahler III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IV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8" calcext:value-type="float">
            <text:p>18</text:p>
          </table:table-cell>
          <table:table-cell table:style-name="ce10" office:value-type="string" calcext:value-type="string">
            <text:p>Hydrarakete III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string" calcext:value-type="string">
            <text:p>Störstrahler III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AP-Geschütz II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string" calcext:value-type="string">
            <text:p>Sico-Rakete II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string" calcext:value-type="string">
            <text:p>Pulsstrahler V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III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string" calcext:value-type="string">
            <text:p>Sico-Rakete III</text:p>
          </table:table-cell>
          <table:table-cell table:style-name="ce1" office:value-type="float" office:value="963" calcext:value-type="float">
            <text:p>963</text:p>
          </table:table-cell>
          <table:table-cell table:style-name="ce1" office:value-type="float" office:value="51" calcext:value-type="float">
            <text:p>51</text:p>
          </table:table-cell>
          <table:table-cell table:style-name="ce2" office:value-type="string" calcext:value-type="string">
            <text:p>Thermalstrahler I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V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table:number-columns-repeated="3"/>
          <table:table-cell table:style-name="ce2" office:value-type="string" calcext:value-type="string">
            <text:p>Polaronenstr. IV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ladiusgeschütz II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25" calcext:value-type="float">
            <text:p>25</text:p>
          </table:table-cell>
          <table:table-cell table:style-name="Default" table:number-columns-repeated="3"/>
          <table:table-cell table:style-name="ce2" office:value-type="string" calcext:value-type="string">
            <text:p>Störstrahler IV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AP-Geschütz III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26" calcext:value-type="float">
            <text:p>26</text:p>
          </table:table-cell>
          <table:table-cell table:style-name="ce10" office:value-type="string" calcext:value-type="string">
            <text:p>Net-Torpedo I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Polaronenstr. V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IV</text:p>
          </table:table-cell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string" calcext:value-type="string">
            <text:p>Plasmatorpedo I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Aurora-Strahler II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Belagerungstreiber I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28" calcext:value-type="float">
            <text:p>28</text:p>
          </table:table-cell>
          <table:table-cell table:style-name="ce10" office:value-type="string" calcext:value-type="string">
            <text:p>Net-Torpedo II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hermalstrahler II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ladiusgeschütz III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32" calcext:value-type="float">
            <text:p>32</text:p>
          </table:table-cell>
          <table:table-cell table:style-name="ce10" office:value-type="string" calcext:value-type="string">
            <text:p>Plasmatorpedo II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Störstrahler V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V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37" calcext:value-type="float">
            <text:p>37</text:p>
          </table:table-cell>
          <table:table-cell table:style-name="ce10" office:value-type="string" calcext:value-type="string">
            <text:p>Net-Torpedo III</text:p>
          </table:table-cell>
          <table:table-cell table:style-name="ce1" office:value-type="float" office:value="1525" calcext:value-type="float">
            <text:p>1525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Burststrahl I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Belagerungstreiber II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float" office:value="42" calcext:value-type="float">
            <text:p>42</text:p>
          </table:table-cell>
          <table:table-cell table:style-name="ce10" office:value-type="string" calcext:value-type="string">
            <text:p>Plasmatorpedo III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Aurora-Strahler III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Belagerungstreiber III</text:p>
          </table:table-cell>
          <table:table-cell table:style-name="ce1" office:value-type="float" office:value="1640" calcext:value-type="float">
            <text:p>1640</text:p>
          </table:table-cell>
          <table:table-cell table:style-name="ce1" office:value-type="float" office:value="53" calcext:value-type="float">
            <text:p>53</text:p>
          </table:table-cell>
          <table:table-cell table:style-name="ce10" office:value-type="string" calcext:value-type="string">
            <text:p>Plasmatorpedo IV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Thermalstrahler III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10" office:value-type="string" calcext:value-type="string">
            <text:p>Plasmatorpedo V</text:p>
          </table:table-cell>
          <table:table-cell table:style-name="ce1" office:value-type="float" office:value="1525" calcext:value-type="float">
            <text:p>1525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Burststrahl II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Default" table:number-columns-repeated="6"/>
          <table:table-cell table:style-name="ce2" office:value-type="string" calcext:value-type="string">
            <text:p>Burststrahl III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6"/>
        </table:table-row>
        <table:table-row table:style-name="ro2" table:number-rows-repeated="29">
          <table:table-cell table:style-name="Default" table:number-columns-repeated="7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 table:number-rows-repeated="104849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Basiswaffen" table:style-name="ta1">
        <office:forms form:automatic-focus="false" form:apply-design-mode="false"/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ce8"/>
        <table:table-column table:style-name="co18" table:default-cell-style-name="Default"/>
        <table:table-column table:style-name="co19" table:default-cell-style-name="Default"/>
        <table:table-row table:style-name="ro3">
          <table:table-cell table:style-name="ce1" office:value-type="string" calcext:value-type="string">
            <text:p>Geschütz</text:p>
          </table:table-cell>
          <table:table-cell table:style-name="ce9" office:value-type="string" calcext:value-type="string" table:number-columns-spanned="2" table:number-rows-spanned="1">
            <text:p>Reichweite</text:p>
          </table:table-cell>
          <table:covered-table-cell table:style-name="ce1"/>
          <table:table-cell table:style-name="ce1" office:value-type="string" calcext:value-type="string">
            <text:p>Geschwindig-</text:p>
            <text:p>keit (m/s)</text:p>
          </table:table-cell>
          <table:table-cell table:style-name="ce1" office:value-type="string" calcext:value-type="string">
            <text:p>Effekt-</text:p>
            <text:p>radius</text:p>
          </table:table-cell>
          <table:table-cell table:style-name="ce1" office:value-type="string" calcext:value-type="string">
            <text:p>Streu-</text:p>
            <text:p>winkel</text:p>
          </table:table-cell>
          <table:table-cell table:style-name="ce1" office:value-type="string" calcext:value-type="string">
            <text:p>Waffenart</text:p>
          </table:table-cell>
          <table:table-cell table:style-name="ce1" office:value-type="string" calcext:value-type="string">
            <text:p>Kett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CHO-Strahlturm-E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hermalstrah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3" office:value-type="string" calcext:value-type="string">
            <text:p>Energie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Tachyonenstrahler-B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3" office:value-type="string" calcext:value-type="string">
            <text:p>Energie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Gravitationskano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10" office:value-type="string" calcext:value-type="string">
            <text:p>Plasmaraketen</text:p>
          </table:table-cell>
          <table:table-cell table:style-name="ce10" office:value-type="float" office:value="3000" calcext:value-type="float">
            <text:p>3000</text:p>
          </table:table-cell>
          <table:table-cell table:style-name="ce10" office:value-type="float" office:value="7250" calcext:value-type="float">
            <text:p>725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40" calcext:value-type="float">
            <text:p>4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10" office:value-type="string" calcext:value-type="string">
            <text:p>Net Torpedo(Turret)-EV</text:p>
          </table:table-cell>
          <table:table-cell table:style-name="ce10" office:value-type="float" office:value="3200" calcext:value-type="float">
            <text:p>3200</text:p>
          </table:table-cell>
          <table:table-cell table:style-name="ce10" office:value-type="float" office:value="8000" calcext:value-type="float">
            <text:p>8000</text:p>
          </table:table-cell>
          <table:table-cell table:style-name="ce10" office:value-type="float" office:value="1100" calcext:value-type="float">
            <text:p>1100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10" office:value-type="string" calcext:value-type="string">
            <text:p>Creepergeschütz-BP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7600" calcext:value-type="float">
            <text:p>760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700" calcext:value-type="float">
            <text:p>700</text:p>
          </table:table-cell>
          <table:table-cell table:style-name="ce10" office:value-type="float" office:value="45" calcext:value-type="float">
            <text:p>45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10" office:value-type="string" calcext:value-type="string">
            <text:p>Fusionstorpedo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8000" calcext:value-type="float">
            <text:p>8000</text:p>
          </table:table-cell>
          <table:table-cell table:style-name="ce10" office:value-type="float" office:value="750" calcext:value-type="float">
            <text:p>750</text:p>
          </table:table-cell>
          <table:table-cell table:style-name="ce10" office:value-type="float" office:value="650" calcext:value-type="float">
            <text:p>650</text:p>
          </table:table-cell>
          <table:table-cell table:style-name="ce10" office:value-type="float" office:value="60" calcext:value-type="float">
            <text:p>6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5" office:value-type="string" calcext:value-type="string">
            <text:p>Magnetkanone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8500" calcext:value-type="float">
            <text:p>8500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5" office:value-type="string" calcext:value-type="string">
            <text:p>Gladiusturm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9000" calcext:value-type="float">
            <text:p>9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5" office:value-type="string" calcext:value-type="string">
            <text:p>Massebeschl.</text:p>
          </table:table-cell>
          <table:table-cell table:style-name="ce5" office:value-type="float" office:value="5100" calcext:value-type="float">
            <text:p>5100</text:p>
          </table:table-cell>
          <table:table-cell table:style-name="ce5" office:value-type="float" office:value="9500" calcext:value-type="float">
            <text:p>9500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I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Magnetkanone 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Plasmaraketen I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I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Massebeschl. 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Plasmaraketen II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1" calcext:value-type="float">
            <text:p>31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II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Magnetkanone II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string" calcext:value-type="string">
            <text:p>Plasmaraketen III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II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8" calcext:value-type="float">
            <text:p>18</text:p>
          </table:table-cell>
          <table:table-cell table:style-name="ce5" office:value-type="string" calcext:value-type="string">
            <text:p>Massebeschl. II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1" calcext:value-type="float">
            <text:p>21</text:p>
          </table:table-cell>
          <table:table-cell table:style-name="ce10" office:value-type="string" calcext:value-type="string">
            <text:p>Plasmaraketen IV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95" calcext:value-type="float">
            <text:p>95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III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8" calcext:value-type="float">
            <text:p>18</text:p>
          </table:table-cell>
          <table:table-cell table:style-name="ce5" office:value-type="string" calcext:value-type="string">
            <text:p>Magnetkanone III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28" calcext:value-type="float">
            <text:p>28</text:p>
          </table:table-cell>
          <table:table-cell table:style-name="ce10" office:value-type="string" calcext:value-type="string">
            <text:p>Creepergeschütz I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96" calcext:value-type="float">
            <text:p>96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II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1" calcext:value-type="float">
            <text:p>31</text:p>
          </table:table-cell>
          <table:table-cell table:style-name="ce5" office:value-type="string" calcext:value-type="string">
            <text:p>Gladiusturm I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33" calcext:value-type="float">
            <text:p>33</text:p>
          </table:table-cell>
          <table:table-cell table:style-name="ce10" office:value-type="string" calcext:value-type="string">
            <text:p>Creepergeschütz II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32" calcext:value-type="float">
            <text:p>132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IV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32" calcext:value-type="float">
            <text:p>32</text:p>
          </table:table-cell>
          <table:table-cell table:style-name="ce5" office:value-type="string" calcext:value-type="string">
            <text:p>Massebeschl. III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37" calcext:value-type="float">
            <text:p>37</text:p>
          </table:table-cell>
          <table:table-cell table:style-name="ce10" office:value-type="string" calcext:value-type="string">
            <text:p>Plasmaraketen V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166" calcext:value-type="float">
            <text:p>166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IV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54" calcext:value-type="float">
            <text:p>54</text:p>
          </table:table-cell>
          <table:table-cell table:style-name="ce5" office:value-type="string" calcext:value-type="string">
            <text:p>Magnetkanone IV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48" calcext:value-type="float">
            <text:p>48</text:p>
          </table:table-cell>
          <table:table-cell table:style-name="ce10" office:value-type="string" calcext:value-type="string">
            <text:p>Creepergeschütz III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float" office:value="195" calcext:value-type="float">
            <text:p>195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V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58" calcext:value-type="float">
            <text:p>58</text:p>
          </table:table-cell>
          <table:table-cell table:style-name="ce5" office:value-type="string" calcext:value-type="string">
            <text:p>Gladiusturm II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CHO-Strahlturm I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66" calcext:value-type="float">
            <text:p>66</text:p>
          </table:table-cell>
          <table:table-cell table:style-name="ce5" office:value-type="string" calcext:value-type="string">
            <text:p>Massebeschl. IV</text:p>
          </table:table-cell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chyonenstrahler I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88" calcext:value-type="float">
            <text:p>88</text:p>
          </table:table-cell>
          <table:table-cell table:style-name="ce5" office:value-type="string" calcext:value-type="string">
            <text:p>Magnetkanone V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85" calcext:value-type="float">
            <text:p>85</text:p>
          </table:table-cell>
          <table:table-cell table:style-name="ce10" office:value-type="string" calcext:value-type="string">
            <text:p>Fusionstorpedo 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V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94" calcext:value-type="float">
            <text:p>94</text:p>
          </table:table-cell>
          <table:table-cell table:style-name="ce5" office:value-type="string" calcext:value-type="string">
            <text:p>Gladiusturm III</text:p>
          </table:table-cell>
          <table:table-cell table:style-name="ce1" office:value-type="float" office:value="1530" calcext:value-type="float">
            <text:p>1530</text:p>
          </table:table-cell>
          <table:table-cell table:style-name="ce1" office:value-type="float" office:value="96" calcext:value-type="float">
            <text:p>96</text:p>
          </table:table-cell>
          <table:table-cell table:style-name="ce10" office:value-type="string" calcext:value-type="string">
            <text:p>Turret I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2" office:value-type="string" calcext:value-type="string">
            <text:p>ECHO-Strahlturm II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100" calcext:value-type="float">
            <text:p>100</text:p>
          </table:table-cell>
          <table:table-cell table:style-name="ce5" office:value-type="string" calcext:value-type="string">
            <text:p>Massebeschl. V</text:p>
          </table:table-cell>
          <table:table-cell table:style-name="ce1" office:value-type="float" office:value="1880" calcext:value-type="float">
            <text:p>1880</text:p>
          </table:table-cell>
          <table:table-cell table:style-name="ce1" office:value-type="float" office:value="113" calcext:value-type="float">
            <text:p>113</text:p>
          </table:table-cell>
          <table:table-cell table:style-name="ce10" office:value-type="string" calcext:value-type="string">
            <text:p>Fusionstorpedo II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2" office:value-type="string" calcext:value-type="string">
            <text:p>Tachyonenstrahler II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3"/>
          <table:table-cell table:style-name="ce10" office:value-type="string" calcext:value-type="string">
            <text:p>Turret II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34" calcext:value-type="float">
            <text:p>34</text:p>
          </table:table-cell>
          <table:table-cell/>
        </table:table-row>
        <table:table-row table:style-name="ro2">
          <table:table-cell table:style-name="ce2" office:value-type="string" calcext:value-type="string">
            <text:p>ECHO-Strahlturm III</text:p>
          </table:table-cell>
          <table:table-cell table:style-name="ce1" office:value-type="float" office:value="1602" calcext:value-type="float">
            <text:p>1602</text:p>
          </table:table-cell>
          <table:table-cell table:style-name="ce1" office:value-type="float" office:value="153" calcext:value-type="float">
            <text:p>153</text:p>
          </table:table-cell>
          <table:table-cell table:number-columns-repeated="3"/>
          <table:table-cell table:style-name="ce10" office:value-type="string" calcext:value-type="string">
            <text:p>Fusionstorpedo III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46" calcext:value-type="float">
            <text:p>46</text:p>
          </table:table-cell>
          <table:table-cell/>
        </table:table-row>
        <table:table-row table:style-name="ro2">
          <table:table-cell table:style-name="ce2" office:value-type="string" calcext:value-type="string">
            <text:p>Tachyonenstrahler III</text:p>
          </table:table-cell>
          <table:table-cell table:style-name="ce1" office:value-type="float" office:value="1780" calcext:value-type="float">
            <text:p>1780</text:p>
          </table:table-cell>
          <table:table-cell table:style-name="ce1" office:value-type="float" office:value="204" calcext:value-type="float">
            <text:p>204</text:p>
          </table:table-cell>
          <table:table-cell table:number-columns-repeated="3"/>
          <table:table-cell table:style-name="ce10" office:value-type="string" calcext:value-type="string">
            <text:p>Turret III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60" calcext:value-type="float">
            <text:p>60</text:p>
          </table:table-cell>
          <table:table-cell/>
        </table:table-row>
        <table:table-row table:style-name="ro2">
          <table:table-cell table:number-columns-repeated="6"/>
          <table:table-cell table:style-name="ce10" office:value-type="string" calcext:value-type="string">
            <text:p>Fusionstorpedo IV</text:p>
          </table:table-cell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80" calcext:value-type="float">
            <text:p>80</text:p>
          </table:table-cell>
          <table:table-cell/>
        </table:table-row>
        <table:table-row table:style-name="ro2">
          <table:table-cell table:number-columns-repeated="6"/>
          <table:table-cell table:style-name="ce10" office:value-type="string" calcext:value-type="string">
            <text:p>Fusionstorpedo V</text:p>
          </table:table-cell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141" calcext:value-type="float">
            <text:p>141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Basis-Jägerstaffel I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Basis-Jägerstaffel II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Basis-Jägerstaffel III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7"/>
        </table:table-row>
        <table:table-row table:style-name="ro2" table:number-rows-repeated="1048538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Panzerung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ce54"/>
        <table:table-column table:style-name="co22" table:default-cell-style-name="ce54"/>
        <table:table-column table:style-name="co14" table:default-cell-style-name="Default"/>
        <table:table-column table:style-name="co23" table:default-cell-style-name="Default"/>
        <table:table-column table:style-name="co21" table:default-cell-style-name="ce54"/>
        <table:table-column table:style-name="co24" table:default-cell-style-name="ce54"/>
        <table:table-column table:style-name="co25" table:default-cell-style-name="Default"/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style-name="ce11" office:value-type="string" calcext:value-type="string" table:number-columns-spanned="3" table:number-rows-spanned="1">
            <text:p>Schiffspanzerung</text:p>
          </table:table-cell>
          <table:covered-table-cell table:number-columns-repeated="2" table:style-name="Default"/>
          <table:table-cell/>
          <table:table-cell table:style-name="ce11" office:value-type="string" calcext:value-type="string" table:number-columns-spanned="3" table:number-rows-spanned="1">
            <text:p>Basispanzerung</text:p>
          </table:table-cell>
          <table:covered-table-cell table:number-columns-repeated="2" table:style-name="Default"/>
          <table:table-cell/>
        </table:table-row>
        <table:table-row table:style-name="ro5">
          <table:table-cell table:style-name="ce12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  <table:table-cell table:style-name="ce12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</table:table-row>
        <table:table-row table:style-name="ro6">
          <table:table-cell table:style-name="ce13" office:value-type="string" calcext:value-type="string">
            <text:p>Panzerung</text:p>
          </table:table-cell>
          <table:table-cell table:style-name="ce13" office:value-type="string" calcext:value-type="string">
            <text:p>Haltbarkeit</text:p>
          </table:table-cell>
          <table:table-cell table:style-name="ce13" office:value-type="string" calcext:value-type="string">
            <text:p>Masse</text:p>
          </table:table-cell>
          <table:table-cell/>
          <table:table-cell table:style-name="ce13" office:value-type="string" calcext:value-type="string">
            <text:p>Panzerung</text:p>
          </table:table-cell>
          <table:table-cell table:style-name="ce13" office:value-type="string" calcext:value-type="string">
            <text:p>Haltbarkeit</text:p>
          </table:table-cell>
          <table:table-cell table:style-name="ce13" office:value-type="string" calcext:value-type="string">
            <text:p>Masse</text:p>
          </table:table-cell>
          <table:table-cell/>
        </table:table-row>
        <table:table-row table:style-name="ro6">
          <table:table-cell table:style-name="ce14"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5"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6">
          <table:table-cell table:style-name="ce15"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6"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6">
          <table:table-cell table:style-name="ce16"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7"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6">
          <table:table-cell table:style-name="ce17"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8"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6">
          <table:table-cell table:style-name="ce18"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59"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6">
          <table:table-cell table:style-name="ce19"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60"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6">
          <table:table-cell table:style-name="ce20"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61"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6">
          <table:table-cell table:style-name="ce21"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62"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6">
          <table:table-cell table:style-name="ce22"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63"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6">
          <table:table-cell table:style-name="ce23"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64"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6">
          <table:table-cell table:style-name="ce24"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65"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6">
          <table:table-cell table:style-name="ce25"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66"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6">
          <table:table-cell table:style-name="ce26"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67"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6">
          <table:table-cell table:style-name="ce27"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68"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6">
          <table:table-cell table:style-name="ce28"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69"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6">
          <table:table-cell table:style-name="ce29"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70"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6">
          <table:table-cell table:style-name="ce30"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71"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6">
          <table:table-cell table:style-name="ce31"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ce72"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6">
          <table:table-cell table:style-name="ce32"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73"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6">
          <table:table-cell table:style-name="ce33"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table:style-name="ce74"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6">
          <table:table-cell/>
          <table:table-cell table:style-name="Default" table:number-columns-repeated="2"/>
          <table:table-cell/>
          <table:table-cell table:style-name="ce75"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6">
          <table:table-cell table:style-name="ce12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  <table:table-cell table:style-name="ce76"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6">
          <table:table-cell table:style-name="ce13" office:value-type="string" calcext:value-type="string">
            <text:p>Panzerung</text:p>
          </table:table-cell>
          <table:table-cell table:style-name="ce13" office:value-type="string" calcext:value-type="string">
            <text:p>Haltbarkeit</text:p>
          </table:table-cell>
          <table:table-cell table:style-name="ce13" office:value-type="string" calcext:value-type="string">
            <text:p>Masse</text:p>
          </table:table-cell>
          <table:table-cell/>
          <table:table-cell table:style-name="ce77"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table:table-row table:style-name="ro6">
          <table:table-cell table:style-name="ce34"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6">
          <table:table-cell table:style-name="ce35"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2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</table:table-row>
        <table:table-row table:style-name="ro6">
          <table:table-cell table:style-name="ce36"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Panzerung</text:p>
          </table:table-cell>
          <table:table-cell table:style-name="ce13" office:value-type="string" calcext:value-type="string">
            <text:p>Haltbarkeit</text:p>
          </table:table-cell>
          <table:table-cell table:style-name="ce13" office:value-type="string" calcext:value-type="string">
            <text:p>Masse</text:p>
          </table:table-cell>
          <table:table-cell/>
        </table:table-row>
        <table:table-row table:style-name="ro6">
          <table:table-cell table:style-name="ce37"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4"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6">
          <table:table-cell table:style-name="ce38"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78"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6">
          <table:table-cell table:style-name="ce39"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79"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6">
          <table:table-cell table:style-name="ce40"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80"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6">
          <table:table-cell table:style-name="ce41"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81"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6">
          <table:table-cell table:style-name="ce42"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82"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6">
          <table:table-cell table:style-name="ce43"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83"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6">
          <table:table-cell table:style-name="ce44"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84"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6">
          <table:table-cell table:style-name="ce45"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85"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6">
          <table:table-cell table:style-name="ce46"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86"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6">
          <table:table-cell table:style-name="ce47"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87"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6">
          <table:table-cell table:style-name="ce48"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88"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6">
          <table:table-cell table:style-name="ce49"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89"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6">
          <table:table-cell table:style-name="ce50"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90"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6">
          <table:table-cell table:style-name="ce51"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91"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6">
          <table:table-cell table:style-name="ce52"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ce92"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6">
          <table:table-cell table:style-name="ce53"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table:style-name="ce93"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6">
          <table:table-cell/>
          <table:table-cell table:style-name="Default" table:number-columns-repeated="2"/>
          <table:table-cell/>
          <table:table-cell table:style-name="ce94"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6">
          <table:table-cell/>
          <table:table-cell table:style-name="Default" table:number-columns-repeated="2"/>
          <table:table-cell/>
          <table:table-cell table:style-name="ce95"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6">
          <table:table-cell/>
          <table:table-cell table:style-name="Default" table:number-columns-repeated="2"/>
          <table:table-cell/>
          <table:table-cell table:style-name="ce96"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6">
          <table:table-cell/>
          <table:table-cell table:style-name="Default" table:number-columns-repeated="2"/>
          <table:table-cell/>
          <table:table-cell table:style-name="ce97"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6">
          <table:table-cell/>
          <table:table-cell table:style-name="Default" table:number-columns-repeated="2"/>
          <table:table-cell/>
          <table:table-cell table:style-name="ce98"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6">
          <table:table-cell/>
          <table:table-cell table:style-name="Default" table:number-columns-repeated="2"/>
          <table:table-cell/>
          <table:table-cell table:style-name="ce99"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calcext:conditional-formats>
          <calcext:conditional-format calcext:target-range-address="Panzerung.A6:Panzerung.A6">
            <calcext:condition calcext:apply-style-name="HintergrundGruen" calcext:value="formula-is(NOT(ISBLANK([.AO6])))" calcext:base-cell-address="Panzerung.A6"/>
          </calcext:conditional-format>
          <calcext:conditional-format calcext:target-range-address="Panzerung.A7:Panzerung.A7">
            <calcext:condition calcext:apply-style-name="HintergrundGruen" calcext:value="formula-is(NOT(ISBLANK([.AO7])))" calcext:base-cell-address="Panzerung.A7"/>
          </calcext:conditional-format>
          <calcext:conditional-format calcext:target-range-address="Panzerung.A8:Panzerung.A8">
            <calcext:condition calcext:apply-style-name="HintergrundGruen" calcext:value="formula-is(NOT(ISBLANK([.AO8])))" calcext:base-cell-address="Panzerung.A8"/>
          </calcext:conditional-format>
          <calcext:conditional-format calcext:target-range-address="Panzerung.A9:Panzerung.A9">
            <calcext:condition calcext:apply-style-name="HintergrundGruen" calcext:value="formula-is(NOT(ISBLANK([.AO9])))" calcext:base-cell-address="Panzerung.A9"/>
          </calcext:conditional-format>
          <calcext:conditional-format calcext:target-range-address="Panzerung.A10:Panzerung.A10">
            <calcext:condition calcext:apply-style-name="HintergrundGruen" calcext:value="formula-is(NOT(ISBLANK([.AO10])))" calcext:base-cell-address="Panzerung.A10"/>
          </calcext:conditional-format>
          <calcext:conditional-format calcext:target-range-address="Panzerung.A11:Panzerung.A11">
            <calcext:condition calcext:apply-style-name="HintergrundGruen" calcext:value="formula-is(NOT(ISBLANK([.AO11])))" calcext:base-cell-address="Panzerung.A11"/>
          </calcext:conditional-format>
          <calcext:conditional-format calcext:target-range-address="Panzerung.A12:Panzerung.A12">
            <calcext:condition calcext:apply-style-name="HintergrundGruen" calcext:value="formula-is(NOT(ISBLANK([.AO12])))" calcext:base-cell-address="Panzerung.A12"/>
          </calcext:conditional-format>
          <calcext:conditional-format calcext:target-range-address="Panzerung.A13:Panzerung.A13">
            <calcext:condition calcext:apply-style-name="HintergrundGruen" calcext:value="formula-is(NOT(ISBLANK([.AO13])))" calcext:base-cell-address="Panzerung.A13"/>
          </calcext:conditional-format>
          <calcext:conditional-format calcext:target-range-address="Panzerung.A14:Panzerung.A14">
            <calcext:condition calcext:apply-style-name="HintergrundGruen" calcext:value="formula-is(NOT(ISBLANK([.AO14])))" calcext:base-cell-address="Panzerung.A14"/>
          </calcext:conditional-format>
          <calcext:conditional-format calcext:target-range-address="Panzerung.A15:Panzerung.A15">
            <calcext:condition calcext:apply-style-name="HintergrundGruen" calcext:value="formula-is(NOT(ISBLANK([.AO15])))" calcext:base-cell-address="Panzerung.A15"/>
          </calcext:conditional-format>
          <calcext:conditional-format calcext:target-range-address="Panzerung.A16:Panzerung.A16">
            <calcext:condition calcext:apply-style-name="HintergrundGruen" calcext:value="formula-is(NOT(ISBLANK([.AO16])))" calcext:base-cell-address="Panzerung.A16"/>
          </calcext:conditional-format>
          <calcext:conditional-format calcext:target-range-address="Panzerung.A17:Panzerung.A17">
            <calcext:condition calcext:apply-style-name="HintergrundGruen" calcext:value="formula-is(NOT(ISBLANK([.AO17])))" calcext:base-cell-address="Panzerung.A17"/>
          </calcext:conditional-format>
          <calcext:conditional-format calcext:target-range-address="Panzerung.A18:Panzerung.A18">
            <calcext:condition calcext:apply-style-name="HintergrundGruen" calcext:value="formula-is(NOT(ISBLANK([.AO18])))" calcext:base-cell-address="Panzerung.A18"/>
          </calcext:conditional-format>
          <calcext:conditional-format calcext:target-range-address="Panzerung.A19:Panzerung.A19">
            <calcext:condition calcext:apply-style-name="HintergrundGruen" calcext:value="formula-is(NOT(ISBLANK([.AO19])))" calcext:base-cell-address="Panzerung.A19"/>
          </calcext:conditional-format>
          <calcext:conditional-format calcext:target-range-address="Panzerung.A20:Panzerung.A20">
            <calcext:condition calcext:apply-style-name="HintergrundGruen" calcext:value="formula-is(NOT(ISBLANK([.AO20])))" calcext:base-cell-address="Panzerung.A20"/>
          </calcext:conditional-format>
          <calcext:conditional-format calcext:target-range-address="Panzerung.A21:Panzerung.A21">
            <calcext:condition calcext:apply-style-name="HintergrundGruen" calcext:value="formula-is(NOT(ISBLANK([.AO21])))" calcext:base-cell-address="Panzerung.A21"/>
          </calcext:conditional-format>
          <calcext:conditional-format calcext:target-range-address="Panzerung.A22:Panzerung.A22">
            <calcext:condition calcext:apply-style-name="HintergrundGruen" calcext:value="formula-is(NOT(ISBLANK([.AO22])))" calcext:base-cell-address="Panzerung.A22"/>
          </calcext:conditional-format>
          <calcext:conditional-format calcext:target-range-address="Panzerung.A23:Panzerung.A23">
            <calcext:condition calcext:apply-style-name="HintergrundGruen" calcext:value="formula-is(NOT(ISBLANK([.AO23])))" calcext:base-cell-address="Panzerung.A23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  <calcext:conditional-format calcext:target-range-address="Panzerung.A29:Panzerung.A29">
            <calcext:condition calcext:apply-style-name="HintergrundGruen" calcext:value="formula-is(NOT(ISBLANK([.AO29])))" calcext:base-cell-address="Panzerung.A29"/>
          </calcext:conditional-format>
          <calcext:conditional-format calcext:target-range-address="Panzerung.A30:Panzerung.A30">
            <calcext:condition calcext:apply-style-name="HintergrundGruen" calcext:value="formula-is(NOT(ISBLANK([.AO30])))" calcext:base-cell-address="Panzerung.A30"/>
          </calcext:conditional-format>
          <calcext:conditional-format calcext:target-range-address="Panzerung.A31:Panzerung.A31">
            <calcext:condition calcext:apply-style-name="HintergrundGruen" calcext:value="formula-is(NOT(ISBLANK([.AO31])))" calcext:base-cell-address="Panzerung.A31"/>
          </calcext:conditional-format>
          <calcext:conditional-format calcext:target-range-address="Panzerung.A32:Panzerung.A32">
            <calcext:condition calcext:apply-style-name="HintergrundGruen" calcext:value="formula-is(NOT(ISBLANK([.AO32])))" calcext:base-cell-address="Panzerung.A32"/>
          </calcext:conditional-format>
          <calcext:conditional-format calcext:target-range-address="Panzerung.A33:Panzerung.A33">
            <calcext:condition calcext:apply-style-name="HintergrundGruen" calcext:value="formula-is(NOT(ISBLANK([.AO33])))" calcext:base-cell-address="Panzerung.A33"/>
          </calcext:conditional-format>
          <calcext:conditional-format calcext:target-range-address="Panzerung.A34:Panzerung.A34">
            <calcext:condition calcext:apply-style-name="HintergrundGruen" calcext:value="formula-is(NOT(ISBLANK([.AO34])))" calcext:base-cell-address="Panzerung.A34"/>
          </calcext:conditional-format>
          <calcext:conditional-format calcext:target-range-address="Panzerung.A35:Panzerung.A35">
            <calcext:condition calcext:apply-style-name="HintergrundGruen" calcext:value="formula-is(NOT(ISBLANK([.AO35])))" calcext:base-cell-address="Panzerung.A35"/>
          </calcext:conditional-format>
          <calcext:conditional-format calcext:target-range-address="Panzerung.A36:Panzerung.A36">
            <calcext:condition calcext:apply-style-name="HintergrundGruen" calcext:value="formula-is(NOT(ISBLANK([.AO36])))" calcext:base-cell-address="Panzerung.A36"/>
          </calcext:conditional-format>
          <calcext:conditional-format calcext:target-range-address="Panzerung.A37:Panzerung.A37">
            <calcext:condition calcext:apply-style-name="HintergrundGruen" calcext:value="formula-is(NOT(ISBLANK([.AO37])))" calcext:base-cell-address="Panzerung.A37"/>
          </calcext:conditional-format>
          <calcext:conditional-format calcext:target-range-address="Panzerung.A38:Panzerung.A38">
            <calcext:condition calcext:apply-style-name="HintergrundGruen" calcext:value="formula-is(NOT(ISBLANK([.AO38])))" calcext:base-cell-address="Panzerung.A38"/>
          </calcext:conditional-format>
          <calcext:conditional-format calcext:target-range-address="Panzerung.A39:Panzerung.A39">
            <calcext:condition calcext:apply-style-name="HintergrundGruen" calcext:value="formula-is(NOT(ISBLANK([.AO39])))" calcext:base-cell-address="Panzerung.A39"/>
          </calcext:conditional-format>
          <calcext:conditional-format calcext:target-range-address="Panzerung.A40:Panzerung.A40">
            <calcext:condition calcext:apply-style-name="HintergrundGruen" calcext:value="formula-is(NOT(ISBLANK([.AO40])))" calcext:base-cell-address="Panzerung.A40"/>
          </calcext:conditional-format>
          <calcext:conditional-format calcext:target-range-address="Panzerung.A41:Panzerung.A41">
            <calcext:condition calcext:apply-style-name="HintergrundGruen" calcext:value="formula-is(NOT(ISBLANK([.AO41])))" calcext:base-cell-address="Panzerung.A41"/>
          </calcext:conditional-format>
          <calcext:conditional-format calcext:target-range-address="Panzerung.A42:Panzerung.A42">
            <calcext:condition calcext:apply-style-name="HintergrundGruen" calcext:value="formula-is(NOT(ISBLANK([.AO42])))" calcext:base-cell-address="Panzerung.A42"/>
          </calcext:conditional-format>
          <calcext:conditional-format calcext:target-range-address="Panzerung.A43:Panzerung.A43">
            <calcext:condition calcext:apply-style-name="HintergrundGruen" calcext:value="formula-is(NOT(ISBLANK([.AO43])))" calcext:base-cell-address="Panzerung.A43"/>
          </calcext:conditional-format>
          <calcext:conditional-format calcext:target-range-address="Panzerung.A44:Panzerung.A44">
            <calcext:condition calcext:apply-style-name="HintergrundGruen" calcext:value="formula-is(NOT(ISBLANK([.AO44])))" calcext:base-cell-address="Panzerung.A44"/>
          </calcext:conditional-format>
          <calcext:conditional-format calcext:target-range-address="Panzerung.A45:Panzerung.A45">
            <calcext:condition calcext:apply-style-name="HintergrundGruen" calcext:value="formula-is(NOT(ISBLANK([.AO45])))" calcext:base-cell-address="Panzerung.A45"/>
          </calcext:conditional-format>
          <calcext:conditional-format calcext:target-range-address="Panzerung.A46:Panzerung.A46">
            <calcext:condition calcext:apply-style-name="HintergrundGruen" calcext:value="formula-is(NOT(ISBLANK([.AO46])))" calcext:base-cell-address="Panzerung.A46"/>
          </calcext:conditional-format>
          <calcext:conditional-format calcext:target-range-address="Panzerung.A47:Panzerung.A47">
            <calcext:condition calcext:apply-style-name="HintergrundGruen" calcext:value="formula-is(NOT(ISBLANK([.AO47])))" calcext:base-cell-address="Panzerung.A47"/>
          </calcext:conditional-format>
          <calcext:conditional-format calcext:target-range-address="Panzerung.A47:Panzerung.A47">
            <calcext:condition calcext:apply-style-name="HintergrundGruen" calcext:value="formula-is(NOT(ISBLANK([.AO47])))" calcext:base-cell-address="Panzerung.A47"/>
          </calcext:conditional-format>
          <calcext:conditional-format calcext:target-range-address="Panzerung.E6:Panzerung.E6">
            <calcext:condition calcext:apply-style-name="HintergrundGruen" calcext:value="formula-is(NOT(ISBLANK([.AS6])))" calcext:base-cell-address="Panzerung.E6"/>
          </calcext:conditional-format>
          <calcext:conditional-format calcext:target-range-address="Panzerung.E7:Panzerung.E7">
            <calcext:condition calcext:apply-style-name="HintergrundGruen" calcext:value="formula-is(NOT(ISBLANK([.AS7])))" calcext:base-cell-address="Panzerung.E7"/>
          </calcext:conditional-format>
          <calcext:conditional-format calcext:target-range-address="Panzerung.E8:Panzerung.E8">
            <calcext:condition calcext:apply-style-name="HintergrundGruen" calcext:value="formula-is(NOT(ISBLANK([.AS8])))" calcext:base-cell-address="Panzerung.E8"/>
          </calcext:conditional-format>
          <calcext:conditional-format calcext:target-range-address="Panzerung.E9:Panzerung.E9">
            <calcext:condition calcext:apply-style-name="HintergrundGruen" calcext:value="formula-is(NOT(ISBLANK([.AS9])))" calcext:base-cell-address="Panzerung.E9"/>
          </calcext:conditional-format>
          <calcext:conditional-format calcext:target-range-address="Panzerung.E10:Panzerung.E10">
            <calcext:condition calcext:apply-style-name="HintergrundGruen" calcext:value="formula-is(NOT(ISBLANK([.AS10])))" calcext:base-cell-address="Panzerung.E10"/>
          </calcext:conditional-format>
          <calcext:conditional-format calcext:target-range-address="Panzerung.E11:Panzerung.E11">
            <calcext:condition calcext:apply-style-name="HintergrundGruen" calcext:value="formula-is(NOT(ISBLANK([.AS11])))" calcext:base-cell-address="Panzerung.E11"/>
          </calcext:conditional-format>
          <calcext:conditional-format calcext:target-range-address="Panzerung.E12:Panzerung.E12">
            <calcext:condition calcext:apply-style-name="HintergrundGruen" calcext:value="formula-is(NOT(ISBLANK([.AS12])))" calcext:base-cell-address="Panzerung.E12"/>
          </calcext:conditional-format>
          <calcext:conditional-format calcext:target-range-address="Panzerung.E13:Panzerung.E13">
            <calcext:condition calcext:apply-style-name="HintergrundGruen" calcext:value="formula-is(NOT(ISBLANK([.AS13])))" calcext:base-cell-address="Panzerung.E13"/>
          </calcext:conditional-format>
          <calcext:conditional-format calcext:target-range-address="Panzerung.E14:Panzerung.E14">
            <calcext:condition calcext:apply-style-name="HintergrundGruen" calcext:value="formula-is(NOT(ISBLANK([.AS14])))" calcext:base-cell-address="Panzerung.E14"/>
          </calcext:conditional-format>
          <calcext:conditional-format calcext:target-range-address="Panzerung.E15:Panzerung.E15">
            <calcext:condition calcext:apply-style-name="HintergrundGruen" calcext:value="formula-is(NOT(ISBLANK([.AS15])))" calcext:base-cell-address="Panzerung.E15"/>
          </calcext:conditional-format>
          <calcext:conditional-format calcext:target-range-address="Panzerung.E16:Panzerung.E16">
            <calcext:condition calcext:apply-style-name="HintergrundGruen" calcext:value="formula-is(NOT(ISBLANK([.AS16])))" calcext:base-cell-address="Panzerung.E16"/>
          </calcext:conditional-format>
          <calcext:conditional-format calcext:target-range-address="Panzerung.E17:Panzerung.E17">
            <calcext:condition calcext:apply-style-name="HintergrundGruen" calcext:value="formula-is(NOT(ISBLANK([.AS17])))" calcext:base-cell-address="Panzerung.E17"/>
          </calcext:conditional-format>
          <calcext:conditional-format calcext:target-range-address="Panzerung.E18:Panzerung.E18">
            <calcext:condition calcext:apply-style-name="HintergrundGruen" calcext:value="formula-is(NOT(ISBLANK([.AS18])))" calcext:base-cell-address="Panzerung.E18"/>
          </calcext:conditional-format>
          <calcext:conditional-format calcext:target-range-address="Panzerung.E19:Panzerung.E19">
            <calcext:condition calcext:apply-style-name="HintergrundGruen" calcext:value="formula-is(NOT(ISBLANK([.AS19])))" calcext:base-cell-address="Panzerung.E19"/>
          </calcext:conditional-format>
          <calcext:conditional-format calcext:target-range-address="Panzerung.E20:Panzerung.E20">
            <calcext:condition calcext:apply-style-name="HintergrundGruen" calcext:value="formula-is(NOT(ISBLANK([.AS20])))" calcext:base-cell-address="Panzerung.E20"/>
          </calcext:conditional-format>
          <calcext:conditional-format calcext:target-range-address="Panzerung.E21:Panzerung.E21">
            <calcext:condition calcext:apply-style-name="HintergrundGruen" calcext:value="formula-is(NOT(ISBLANK([.AS21])))" calcext:base-cell-address="Panzerung.E21"/>
          </calcext:conditional-format>
          <calcext:conditional-format calcext:target-range-address="Panzerung.E22:Panzerung.E22">
            <calcext:condition calcext:apply-style-name="HintergrundGruen" calcext:value="formula-is(NOT(ISBLANK([.AS22])))" calcext:base-cell-address="Panzerung.E22"/>
          </calcext:conditional-format>
          <calcext:conditional-format calcext:target-range-address="Panzerung.E23:Panzerung.E23">
            <calcext:condition calcext:apply-style-name="HintergrundGruen" calcext:value="formula-is(NOT(ISBLANK([.AS23])))" calcext:base-cell-address="Panzerung.E23"/>
          </calcext:conditional-format>
          <calcext:conditional-format calcext:target-range-address="Panzerung.E24:Panzerung.E24">
            <calcext:condition calcext:apply-style-name="HintergrundGruen" calcext:value="formula-is(NOT(ISBLANK([.AS24])))" calcext:base-cell-address="Panzerung.E24"/>
          </calcext:conditional-format>
          <calcext:conditional-format calcext:target-range-address="Panzerung.E25:Panzerung.E25">
            <calcext:condition calcext:apply-style-name="HintergrundGruen" calcext:value="formula-is(NOT(ISBLANK([.AS25])))" calcext:base-cell-address="Panzerung.E25"/>
          </calcext:conditional-format>
          <calcext:conditional-format calcext:target-range-address="Panzerung.E26:Panzerung.E26">
            <calcext:condition calcext:apply-style-name="HintergrundGruen" calcext:value="formula-is(NOT(ISBLANK([.AS26])))" calcext:base-cell-address="Panzerung.E26"/>
          </calcext:conditional-format>
          <calcext:conditional-format calcext:target-range-address="Panzerung.E27:Panzerung.E27">
            <calcext:condition calcext:apply-style-name="HintergrundGruen" calcext:value="formula-is(NOT(ISBLANK([.AS27])))" calcext:base-cell-address="Panzerung.E27"/>
          </calcext:conditional-format>
          <calcext:conditional-format calcext:target-range-address="Panzerung.E27:Panzerung.E27">
            <calcext:condition calcext:apply-style-name="HintergrundGruen" calcext:value="formula-is(NOT(ISBLANK([.AS27])))" calcext:base-cell-address="Panzerung.E27"/>
          </calcext:conditional-format>
          <calcext:conditional-format calcext:target-range-address="Panzerung.E32:Panzerung.E32">
            <calcext:condition calcext:apply-style-name="HintergrundGruen" calcext:value="formula-is(NOT(ISBLANK([.AS32])))" calcext:base-cell-address="Panzerung.E32"/>
          </calcext:conditional-format>
          <calcext:conditional-format calcext:target-range-address="Panzerung.E33:Panzerung.E33">
            <calcext:condition calcext:apply-style-name="HintergrundGruen" calcext:value="formula-is(NOT(ISBLANK([.AS33])))" calcext:base-cell-address="Panzerung.E33"/>
          </calcext:conditional-format>
          <calcext:conditional-format calcext:target-range-address="Panzerung.E34:Panzerung.E34">
            <calcext:condition calcext:apply-style-name="HintergrundGruen" calcext:value="formula-is(NOT(ISBLANK([.AS34])))" calcext:base-cell-address="Panzerung.E34"/>
          </calcext:conditional-format>
          <calcext:conditional-format calcext:target-range-address="Panzerung.E35:Panzerung.E35">
            <calcext:condition calcext:apply-style-name="HintergrundGruen" calcext:value="formula-is(NOT(ISBLANK([.AS35])))" calcext:base-cell-address="Panzerung.E35"/>
          </calcext:conditional-format>
          <calcext:conditional-format calcext:target-range-address="Panzerung.E36:Panzerung.E36">
            <calcext:condition calcext:apply-style-name="HintergrundGruen" calcext:value="formula-is(NOT(ISBLANK([.AS36])))" calcext:base-cell-address="Panzerung.E36"/>
          </calcext:conditional-format>
          <calcext:conditional-format calcext:target-range-address="Panzerung.E37:Panzerung.E37">
            <calcext:condition calcext:apply-style-name="HintergrundGruen" calcext:value="formula-is(NOT(ISBLANK([.AS37])))" calcext:base-cell-address="Panzerung.E37"/>
          </calcext:conditional-format>
          <calcext:conditional-format calcext:target-range-address="Panzerung.E38:Panzerung.E38">
            <calcext:condition calcext:apply-style-name="HintergrundGruen" calcext:value="formula-is(NOT(ISBLANK([.AS38])))" calcext:base-cell-address="Panzerung.E38"/>
          </calcext:conditional-format>
          <calcext:conditional-format calcext:target-range-address="Panzerung.E39:Panzerung.E39">
            <calcext:condition calcext:apply-style-name="HintergrundGruen" calcext:value="formula-is(NOT(ISBLANK([.AS39])))" calcext:base-cell-address="Panzerung.E39"/>
          </calcext:conditional-format>
          <calcext:conditional-format calcext:target-range-address="Panzerung.E40:Panzerung.E40">
            <calcext:condition calcext:apply-style-name="HintergrundGruen" calcext:value="formula-is(NOT(ISBLANK([.AS40])))" calcext:base-cell-address="Panzerung.E40"/>
          </calcext:conditional-format>
          <calcext:conditional-format calcext:target-range-address="Panzerung.E41:Panzerung.E41">
            <calcext:condition calcext:apply-style-name="HintergrundGruen" calcext:value="formula-is(NOT(ISBLANK([.AS41])))" calcext:base-cell-address="Panzerung.E41"/>
          </calcext:conditional-format>
          <calcext:conditional-format calcext:target-range-address="Panzerung.E42:Panzerung.E42">
            <calcext:condition calcext:apply-style-name="HintergrundGruen" calcext:value="formula-is(NOT(ISBLANK([.AS42])))" calcext:base-cell-address="Panzerung.E42"/>
          </calcext:conditional-format>
          <calcext:conditional-format calcext:target-range-address="Panzerung.E43:Panzerung.E43">
            <calcext:condition calcext:apply-style-name="HintergrundGruen" calcext:value="formula-is(NOT(ISBLANK([.AS43])))" calcext:base-cell-address="Panzerung.E43"/>
          </calcext:conditional-format>
          <calcext:conditional-format calcext:target-range-address="Panzerung.E44:Panzerung.E44">
            <calcext:condition calcext:apply-style-name="HintergrundGruen" calcext:value="formula-is(NOT(ISBLANK([.AS44])))" calcext:base-cell-address="Panzerung.E44"/>
          </calcext:conditional-format>
          <calcext:conditional-format calcext:target-range-address="Panzerung.E45:Panzerung.E45">
            <calcext:condition calcext:apply-style-name="HintergrundGruen" calcext:value="formula-is(NOT(ISBLANK([.AS45])))" calcext:base-cell-address="Panzerung.E45"/>
          </calcext:conditional-format>
          <calcext:conditional-format calcext:target-range-address="Panzerung.E46:Panzerung.E46">
            <calcext:condition calcext:apply-style-name="HintergrundGruen" calcext:value="formula-is(NOT(ISBLANK([.AS46])))" calcext:base-cell-address="Panzerung.E46"/>
          </calcext:conditional-format>
          <calcext:conditional-format calcext:target-range-address="Panzerung.E47:Panzerung.E47">
            <calcext:condition calcext:apply-style-name="HintergrundGruen" calcext:value="formula-is(NOT(ISBLANK([.AS47])))" calcext:base-cell-address="Panzerung.E47"/>
          </calcext:conditional-format>
          <calcext:conditional-format calcext:target-range-address="Panzerung.E48:Panzerung.E48">
            <calcext:condition calcext:apply-style-name="HintergrundGruen" calcext:value="formula-is(NOT(ISBLANK([.AS48])))" calcext:base-cell-address="Panzerung.E48"/>
          </calcext:conditional-format>
          <calcext:conditional-format calcext:target-range-address="Panzerung.E49:Panzerung.E49">
            <calcext:condition calcext:apply-style-name="HintergrundGruen" calcext:value="formula-is(NOT(ISBLANK([.AS49])))" calcext:base-cell-address="Panzerung.E49"/>
          </calcext:conditional-format>
          <calcext:conditional-format calcext:target-range-address="Panzerung.E50:Panzerung.E50">
            <calcext:condition calcext:apply-style-name="HintergrundGruen" calcext:value="formula-is(NOT(ISBLANK([.AS50])))" calcext:base-cell-address="Panzerung.E50"/>
          </calcext:conditional-format>
          <calcext:conditional-format calcext:target-range-address="Panzerung.E51:Panzerung.E51">
            <calcext:condition calcext:apply-style-name="HintergrundGruen" calcext:value="formula-is(NOT(ISBLANK([.AS51])))" calcext:base-cell-address="Panzerung.E51"/>
          </calcext:conditional-format>
          <calcext:conditional-format calcext:target-range-address="Panzerung.E52:Panzerung.E52">
            <calcext:condition calcext:apply-style-name="HintergrundGruen" calcext:value="formula-is(NOT(ISBLANK([.AS52])))" calcext:base-cell-address="Panzerung.E52"/>
          </calcext:conditional-format>
          <calcext:conditional-format calcext:target-range-address="Panzerung.E53:Panzerung.E53">
            <calcext:condition calcext:apply-style-name="HintergrundGruen" calcext:value="formula-is(NOT(ISBLANK([.AS53])))" calcext:base-cell-address="Panzerung.E53"/>
          </calcext:conditional-format>
          <calcext:conditional-format calcext:target-range-address="Panzerung.E53:Panzerung.E53">
            <calcext:condition calcext:apply-style-name="HintergrundGruen" calcext:value="formula-is(NOT(ISBLANK([.AS53])))" calcext:base-cell-address="Panzerung.E53"/>
          </calcext:conditional-format>
        </calcext:conditional-formats>
      </table:table>
      <table:table table:name="Hinweise" table:style-name="ta1">
        <office:forms form:automatic-focus="false" form:apply-design-mode="false"/>
        <table:table-column table:style-name="co26" table:default-cell-style-name="ce100"/>
        <table:table-column table:style-name="co27" table:default-cell-style-name="ce8"/>
        <table:table-column table:style-name="co28" table:default-cell-style-name="ce101"/>
        <table:table-row table:style-name="ro2">
          <table:table-cell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</table:table-row>
        <table:table-row table:style-name="ro2">
          <table:table-cell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</table:table-row>
      </table:table>
      <table:named-expressions/>
      <table:database-ranges>
        <table:database-range table:name="__Anonymous_Sheet_DB__0" table:target-range-address="Schiffswaffen.G25:Schiffswaffen.I51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Basiswaffen.A2:Basiswaffen.H5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2" table:target-range-address="Panzerung.E30:Panzerung.G53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scale-to="8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.00.0000</text:date>, <text:time style:data-style-name="N2" text:time-value="22:39:54.7521306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18:34.935198973</meta:creation-date>
    <meta:editing-duration>P0D</meta:editing-duration>
    <meta:editing-cycles>1</meta:editing-cycles>
    <meta:generator>LibreOffice/5.0.4.2$Linux_X86_64 LibreOffice_project/00m0$Build-2</meta:generator>
    <meta:document-statistic meta:table-count="4" meta:cell-count="903" meta:object-count="0"/>
  </office:meta>
</office:document-meta>
</file>